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6752in"/>
    </style:style>
    <style:style style:name="co6" style:family="table-column">
      <style:table-column-properties fo:break-before="auto" style:column-width="4.7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year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dr</text:p>
          </table:table-cell>
          <table:table-cell office:value-type="string" calcext:value-type="string">
            <text:p>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daptive Dimension Reduction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mmc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daptive Maximum Margin Criterion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nmm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verage Neighborhood Margin Maximization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si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daptive Subspace Iteration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bmds</text:p>
          </table:table-cell>
          <table:table-cell office:value-type="string" calcext:value-type="string">
            <text:p>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Bayesian Multidimensional Scal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bp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ayesian Principal Component Analysis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ca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Canonical Correlation Analysis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ge</text:p>
          </table:table-cell>
          <table:table-cell office:value-type="string" calcext:value-type="string">
            <text:p>S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nstrained Graph Embedding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onformal Isometric Feature Mapping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npe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mplete Neighborhood Preserving Embedding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r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urvilinear Component Analysis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rda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urvilinear Distance Analysis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rp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llaborative Representation-based Projection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score</text:p>
          </table:table-cell>
          <table:table-cell office:value-type="string" calcext:value-type="string">
            <text:p>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nstraint Score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scoreg</text:p>
          </table:table-cell>
          <table:table-cell office:value-type="string" calcext:value-type="string">
            <text:p>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nstraint Score using Spectral Graph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agdne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uble-Adjacency Graphs-based Discriminant Neighborhood Embedding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isr</text:p>
          </table:table-cell>
          <table:table-cell office:value-type="string" calcext:value-type="string">
            <text:p>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versity-Induced Self-Representation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dm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iffusion Maps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ne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iscriminant Neighborhood Embedding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spp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iscriminative Sparsity Preserving Projection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dve</text:p>
          </table:table-cell>
          <table:table-cell office:value-type="string" calcext:value-type="string">
            <text:p>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istinguishing Variance Embedding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lde</text:p>
          </table:table-cell>
          <table:table-cell office:value-type="string" calcext:value-type="string">
            <text:p>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xponential Local Discriminant Embedding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lpp2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nhanced Locality Preserving Projection (2013)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net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lastic Net Regularization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slpp</text:p>
          </table:table-cell>
          <table:table-cell office:value-type="string" calcext:value-type="string">
            <text:p>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xtended Supervised Locality Preserving Projection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xtlpp</text:p>
          </table:table-cell>
          <table:table-cell office:value-type="string" calcext:value-type="string">
            <text:p>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xtended Locality Preserving Projection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a</text:p>
          </table:table-cell>
          <table:table-cell office:value-type="string" calcext:value-type="string">
            <text:p>U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(Exploratory) Factor Analysis <text:s/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fastmap</text:p>
          </table:table-cell>
          <table:table-cell office:value-type="string" calcext:value-type="string">
            <text:p>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astMap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score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Fisher Score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ssem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eature Subset Selection using Expectation-Maximization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ica</text:p>
          </table:table-cell>
          <table:table-cell office:value-type="string" calcext:value-type="string">
            <text:p>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 Component Analysis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dmap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teractive Document Map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ltsa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mproved Local Tangent Space Alignment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ometric Feature Mapping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isoproj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ometric Projection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spe</text:p>
          </table:table-cell>
          <table:table-cell office:value-type="string" calcext:value-type="string">
            <text:p>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ometric Stochastic Proximity Embedding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eca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ernel Entropy Component Analysis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de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Kernel Local Discriminant Embedding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fda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Kernel Local Fisher Discriminant Analysis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sd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Locality Sensitive Discriminant Analysis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mf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Marginal Fisher Analysis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mm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Kernel Maximium Margin Criterion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kmv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-Weighted Maximum Variance Projection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pca</text:p>
          </table:table-cell>
          <table:table-cell office:value-type="string" calcext:value-type="string">
            <text:p>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Kernel Principal Component Analysis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qmi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ernel Quadratic Mutual Information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sda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Semi-Supervised Discriminant Analysis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kud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-Weighted Unsupervised Discriminant Projection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amp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cal Affine Multidimensional Scaling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apeig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placian Eigenmaps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asso</text:p>
          </table:table-cell>
          <table:table-cell office:value-type="string" calcext:value-type="string">
            <text:p>S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east Absolute Shrinkage and Selection Operator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a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inear Discriminant Analysis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akm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mbination of LDA and K-means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e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 Discriminant Embedding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p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ly Discriminating Projection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ea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ly Linear Embedded Eigenspace Analysis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fda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 Fisher Discriminant Analysis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ndmark Isometric Feature Mapping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le</text:p>
          </table:table-cell>
          <table:table-cell office:value-type="string" calcext:value-type="string">
            <text:p>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cally Linear Embedding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lle</text:p>
          </table:table-cell>
          <table:table-cell office:value-type="string" calcext:value-type="string">
            <text:p>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ocal Linear Laplacian Eigenmaps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l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 Learning Projections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lts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inear Local Tangent Space Alignment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mds</text:p>
          </table:table-cell>
          <table:table-cell office:value-type="string" calcext:value-type="string">
            <text:p>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ndmark Multidimensional Scaling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ca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ly Principal Component Analysis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e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ocality Pursuit Embedding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fda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ocality Preserving Fisher Discriminant Analysis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mip</text:p>
          </table:table-cell>
          <table:table-cell office:value-type="string" calcext:value-type="string">
            <text:p>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cality-Preserved Maximum Information Projection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p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ity Preserving Projection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qmi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inear Quadratic Mutual Information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core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placian Score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d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ity Sensitive Discriminant Analysis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df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ity Sensitive Discriminant Feature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ir</text:p>
          </table:table-cell>
          <table:table-cell office:value-type="string" calcext:value-type="string">
            <text:p>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ocalized Sliced Inverse Regression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pe</text:p>
          </table:table-cell>
          <table:table-cell office:value-type="string" calcext:value-type="string">
            <text:p>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ocality and Similarity Preserving Embedding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pp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ocal Similarity Preserving Projection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ts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 Tangent Space Alignment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cfs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ulti-Cluster Feature Selection 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ds</text:p>
          </table:table-cell>
          <table:table-cell office:value-type="string" calcext:value-type="string">
            <text:p>U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(Metric) Multidimensional Scaling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f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rginal Fisher Analysis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lie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ximal Local Interclass Embedding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ximum Margin Criterion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p</text:p>
          </table:table-cell>
          <table:table-cell office:value-type="string" calcext:value-type="string">
            <text:p>S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ximum Margin Projection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sd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ultiple Maximum Scatter Difference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odp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dified Orthogonal Discriminant Projection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sd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ximum Scatter Difference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mve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nimum Volume Embedding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v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ximum Variance Projection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mvu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ximum Variance Unfolding / Semidefinite Embedding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nn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earest Neighbor Projection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ol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Orthogonal Locality Preserving Projection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on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Orthogonal Neighborhood Preserving Projections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pca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Principal Component Analysis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pe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eighborhood Preserving Embedding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rsr</text:p>
          </table:table-cell>
          <table:table-cell office:value-type="string" calcext:value-type="string">
            <text:p>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-convex Regularized Self-Representation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dp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Orthogonal Discriminant Projection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lda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Orthogonal Linear Discriminant Analysis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lpp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Orthogonal Locality Preserving Projection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np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Orthogonal Neighborhood Preserving Projections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pls</text:p>
          </table:table-cell>
          <table:table-cell office:value-type="string" calcext:value-type="string">
            <text:p>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Orthogonal Partial Least Squares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ca</text:p>
          </table:table-cell>
          <table:table-cell office:value-type="string" calcext:value-type="string">
            <text:p>U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Principal Component Analysis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flpp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ameter-Free Locality Preserving Projection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plp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ecewise Laplacian Projection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ls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Partial Least Squares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p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robabilistic Principal Component Analysis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ree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obust Euclidean Embedding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lda</text:p>
          </table:table-cell>
          <table:table-cell office:value-type="string" calcext:value-type="string">
            <text:p>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egularized Linear Discriminant Analysis 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ndproj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Random Projection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rpca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bust Principal Component Analysis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pcag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bust Principal Component Analysis via Geometric Median 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sir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gularized Sliced Inverse Regression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sr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gularized Self-Representation 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ammc</text:p>
          </table:table-cell>
          <table:table-cell office:value-type="string" calcext:value-type="string">
            <text:p>S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mi-Supervised Adaptive Maximum Margin Criterion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ammon</text:p>
          </table:table-cell>
          <table:table-cell office:value-type="string" calcext:value-type="string">
            <text:p>U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ammon Mapping 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ave</text:p>
          </table:table-cell>
          <table:table-cell office:value-type="string" calcext:value-type="string">
            <text:p>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liced Average Variance Estimation 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da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mi-Supervised Discriminant Analysis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dl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ample-Dependent Locality Preserving Projection 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ir</text:p>
          </table:table-cell>
          <table:table-cell office:value-type="string" calcext:value-type="string">
            <text:p>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liced Inverse Regression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lpe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pervised Locality Pursuit Embedding 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lp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upervised Locality Preserving Projection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ne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ochastic Neighbor Embedding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pervised Principal Component Analysis 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c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parse Principal Component Analysis 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e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ochastic Proximity Embedding 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ecs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upervised Spectral Feature Selection 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ecu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nsupervised Spectral Feature Selection 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lapeig</text:p>
          </table:table-cell>
          <table:table-cell office:value-type="string" calcext:value-type="string">
            <text:p>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upervised Laplacian Eigenmaps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mds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ectral Multidimensional Scaling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parsity Preserving Projection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ufs</text:p>
          </table:table-cell>
          <table:table-cell office:value-type="string" calcext:value-type="string">
            <text:p>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ructure Preserving Unsupervised Feature Selection 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sldp</text:p>
          </table:table-cell>
          <table:table-cell office:value-type="string" calcext:value-type="string">
            <text:p>S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mi-Supervised Locally Discriminant Projection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tsne</text:p>
          </table:table-cell>
          <table:table-cell office:value-type="string" calcext:value-type="string">
            <text:p>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t-distributed Stochastic Neighbor Embedd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dfs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nsupervised Discriminative Features Selection 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d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nsupervised Discriminant Projection 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lda</text:p>
          </table:table-cell>
          <table:table-cell office:value-type="string" calcext:value-type="string">
            <text:p>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ncorrelated Linear Discriminant Analysi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ls</text:p>
          </table:table-cell>
          <table:table-cell office:value-type="string" calcext:value-type="string">
            <text:p>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ocality Sensitive Laplacian Scor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wdfs</text:p>
          </table:table-cell>
          <table:table-cell office:value-type="string" calcext:value-type="string">
            <text:p>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orst-Case Discriminative Feature Selectio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wdfs</text:p>
          </table:table-cell>
          <table:table-cell office:value-type="string" calcext:value-type="string">
            <text:p>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Uncorrelated Worst-Case Discriminative Feature Selectio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gfs</text:p>
          </table:table-cell>
          <table:table-cell office:value-type="string" calcext:value-type="string">
            <text:p>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Unsupervised Graph-based Feature Selectio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rocrustes</text:p>
          </table:table-cell>
          <table:table-cell office:value-type="string" calcext:value-type="string">
            <text:p>U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eature Selection using PCA and Procrustes Analysi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ifs</text:p>
          </table:table-cell>
          <table:table-cell office:value-type="string" calcext:value-type="string">
            <text:p>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Mutual Information for Selecting Features</text:p>
          </table:table-cell>
        </table:table-row>
        <table:table-row table:style-name="ro1" table:number-rows-repeated="104843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13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23:35:09.626329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9T15:06:56.410626512</meta:creation-date>
    <dc:date>2020-07-18T23:35:47.499719858</dc:date>
    <meta:editing-duration>PT1H28M9S</meta:editing-duration>
    <meta:editing-cycles>19</meta:editing-cycles>
    <meta:generator>LibreOffice/6.4.5.2$Linux_X86_64 LibreOffice_project/1ed6aca320d7f4d82924e6cec66e4f7527376448</meta:generator>
    <meta:document-statistic meta:table-count="1" meta:cell-count="840" meta:object-count="0"/>
  </office:meta>
</office:document-meta>
</file>